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5.819cm"/>
    </style:style>
    <style:style style:name="co27" style:family="table-column">
      <style:table-column-properties fo:break-before="auto" style:column-width="4.186cm"/>
    </style:style>
    <style:style style:name="co28" style:family="table-column">
      <style:table-column-properties fo:break-before="auto" style:column-width="4.805cm"/>
    </style:style>
    <style:style style:name="co29" style:family="table-column">
      <style:table-column-properties fo:break-before="auto" style:column-width="5.424cm"/>
    </style:style>
    <style:style style:name="co30" style:family="table-column">
      <style:table-column-properties fo:break-before="auto" style:column-width="4.013cm"/>
    </style:style>
    <style:style style:name="co31" style:family="table-column">
      <style:table-column-properties fo:break-before="auto" style:column-width="6.414cm"/>
    </style:style>
    <style:style style:name="co32" style:family="table-column">
      <style:table-column-properties fo:break-before="auto" style:column-width="5.473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ce1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33ff"/>
    </style:style>
    <style:style style:name="ce23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25" table:default-cell-style-name="ce18"/>
        <table:table-column table:style-name="co26" table:default-cell-style-name="ce25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Folder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Login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Network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Docker</text:p>
          </table:table-cell>
          <table:covered-table-cell table:style-name="ce24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5" office:value-type="string" calcext:value-type="string">
            <text:p>su -</text:p>
          </table:table-cell>
          <table:table-cell table:style-name="ce25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12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1" office:value-type="string" calcext:value-type="string">
            <text:p>su user</text:p>
          </table:table-cell>
          <table:table-cell table:style-name="ce21"/>
          <table:table-cell/>
          <table:table-cell table:style-name="ce21" office:value-type="string" calcext:value-type="string">
            <text:p>curl</text:p>
          </table:table-cell>
          <table:table-cell table:style-name="ce21"/>
          <table:table-cell/>
          <table:table-cell table:style-name="ce12" office:value-type="string" calcext:value-type="string">
            <text:p>docker info</text:p>
          </table:table-cell>
          <table:table-cell table:style-name="ce25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6" office:value-type="string" calcext:value-type="string">
            <text:p>passwd</text:p>
          </table:table-cell>
          <table:table-cell table:style-name="ce16" office:value-type="string" calcext:value-type="string">
            <text:p>Change password</text:p>
          </table:table-cell>
          <table:table-cell/>
          <table:table-cell table:style-name="ce28" office:value-type="string" calcext:value-type="string">
            <text:p>wget</text:p>
          </table:table-cell>
          <table:table-cell table:style-name="ce28"/>
          <table:table-cell/>
          <table:table-cell table:style-name="ce1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12" office:value-type="string" calcext:value-type="string">
            <text:p>docker ps -a</text:p>
          </table:table-cell>
          <table:table-cell table:style-name="ce25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16" office:value-type="string" calcext:value-type="string">
            <text:p>Copy dir1 into dir2 recursive</text:p>
          </table:table-cell>
          <table:table-cell/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Show UID, GID and groups</text:p>
          </table:table-cell>
          <table:table-cell/>
          <table:table-cell table:style-name="ce25" office:value-type="string" calcext:value-type="string">
            <text:p>tcpdump port 123</text:p>
          </table:table-cell>
          <table:table-cell table:style-name="ce25" office:value-type="string" calcext:value-type="string">
            <text:p>Capture NTP traffic</text:p>
          </table:table-cell>
          <table:table-cell/>
          <table:table-cell table:style-name="ce12" office:value-type="string" calcext:value-type="string">
            <text:p>docker inspect &lt;container&gt;</text:p>
          </table:table-cell>
          <table:table-cell table:style-name="ce25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6" office:value-type="string" calcext:value-type="string">
            <text:p>rsync -a ~/dir /backup/</text:p>
          </table:table-cell>
          <table:table-cell table:style-name="ce16" office:value-type="string" calcext:value-type="string">
            <text:p>Sync /dir incl. attributes</text:p>
          </table:table-cell>
          <table:table-cell/>
          <table:table-cell table:style-name="ce13" office:value-type="string" calcext:value-type="string" table:number-columns-spanned="2" table:number-rows-spanned="1">
            <text:p>Terminal</text:p>
          </table:table-cell>
          <table:covered-table-cell table:style-name="ce24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12" office:value-type="string" calcext:value-type="string">
            <text:p>docker stats --no-stream</text:p>
          </table:table-cell>
          <table:table-cell table:style-name="ce25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 dir2</text:p>
          </table:table-cell>
          <table:table-cell table:style-name="ce21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3" office:value-type="string" calcext:value-type="string" table:number-columns-spanned="2" table:number-rows-spanned="1">
            <text:p>ssh</text:p>
          </table:table-cell>
          <table:covered-table-cell table:style-name="ce24"/>
          <table:table-cell/>
          <table:table-cell table:style-name="ce1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5" office:value-type="string" calcext:value-type="string">
            <text:p>ssh <text:a xlink:href="mailto:user@1.2.3.4" xlink:type="simple">user@1.2.3.4</text:a></text:p>
          </table:table-cell>
          <table:table-cell table:style-name="ce25" office:value-type="string" calcext:value-type="string">
            <text:p>Remote login to …</text:p>
          </table:table-cell>
          <table:table-cell/>
          <table:table-cell table:style-name="ce12" office:value-type="string" calcext:value-type="string">
            <text:p>docker system prune -a</text:p>
          </table:table-cell>
          <table:table-cell table:style-name="ce25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1"/>
          <table:table-cell table:style-name="ce21" office:value-type="string" calcext:value-type="string">
            <text:p>key gen</text:p>
          </table:table-cell>
          <table:table-cell/>
          <table:table-cell table:style-name="ce13" office:value-type="string" calcext:value-type="string" table:number-columns-spanned="2" table:number-rows-spanned="1">
            <text:p>Docker Network</text:p>
          </table:table-cell>
          <table:covered-table-cell table:style-name="ce24"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Folder Size</text:p>
          </table:table-cell>
          <table:covered-table-cell table:style-name="ce24"/>
          <table:table-cell/>
          <table:table-cell table:style-name="ce25" office:value-type="string" calcext:value-type="string">
            <text:p>sudo !!</text:p>
          </table:table-cell>
          <table:table-cell table:style-name="ce25" office:value-type="string" calcext:value-type="string">
            <text:p>Previous command as sudo</text:p>
          </table:table-cell>
          <table:table-cell/>
          <table:table-cell table:style-name="ce16" office:value-type="string" calcext:value-type="string">
            <text:p>ssh-copy-id 1.2.3.4</text:p>
          </table:table-cell>
          <table:table-cell table:style-name="ce16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1" office:value-type="string" calcext:value-type="string">
            <text:p>sshpass</text:p>
          </table:table-cell>
          <table:table-cell table:style-name="ce21"/>
          <table:table-cell/>
          <table:table-cell office:value-type="string" calcext:value-type="string">
            <text:p>docker network ls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5" office:value-type="string" calcext:value-type="string">
            <text:p>!42</text:p>
          </table:table-cell>
          <table:table-cell table:style-name="ce25" office:value-type="string" calcext:value-type="string">
            <text:p>Execute #42 in history</text:p>
          </table:table-cell>
          <table:table-cell/>
          <table:table-cell table:style-name="ce21" office:value-type="string" calcext:value-type="string">
            <text:p>ssh agent</text:p>
          </table:table-cell>
          <table:table-cell table:style-name="ce21"/>
          <table:table-cell/>
          <table:table-cell office:value-type="string" calcext:value-type="string">
            <text:p>docker network inspect &lt;bridge&gt;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5" office:value-type="string" calcext:value-type="string">
            <text:p>history -c &amp;&amp; history -w </text:p>
          </table:table-cell>
          <table:table-cell table:style-name="ce25" office:value-type="string" calcext:value-type="string">
            <text:p>Clear history</text:p>
          </table:table-cell>
          <table:table-cell/>
          <table:table-cell table:style-name="ce13" office:value-type="string" calcext:value-type="string" table:number-columns-spanned="2" table:number-rows-spanned="1">
            <text:p>File Transfer</text:p>
          </table:table-cell>
          <table:covered-table-cell table:style-name="ce24"/>
          <table:table-cell/>
          <table:table-cell office:value-type="string" calcext:value-type="string">
            <text:p>docker inspect &lt;bridge&gt;</text:p>
          </table:table-cell>
          <table:table-cell table:style-name="ce16"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Folder Traversal</text:p>
          </table:table-cell>
          <table:covered-table-cell table:style-name="ce24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6" office:value-type="string" calcext:value-type="string">
            <text:p>scp file <text:a xlink:href="mailto:user@1.2.3.4" xlink:type="simple">user@1.2.3.4</text:a>:/dir</text:p>
          </table:table-cell>
          <table:table-cell table:style-name="ce16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6" office:value-type="string" calcext:value-type="string">
            <text:p>rsync -a ~/dir <text:a xlink:href="mailto:user@1.2.3.4" xlink:type="simple">user@1.2.3.4</text:a>:/dir</text:p>
          </table:table-cell>
          <table:table-cell table:style-name="ce16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3" office:value-type="string" calcext:value-type="string" table:number-columns-spanned="2" table:number-rows-spanned="1">
            <text:p>iperf3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git</text:p>
          </table:table-cell>
          <table:covered-table-cell table:style-name="ce24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5" office:value-type="string" calcext:value-type="string">
            <text:p>Ctrl+D</text:p>
          </table:table-cell>
          <table:table-cell table:style-name="ce25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5" office:value-type="string" calcext:value-type="string">
            <text:p>exit</text:p>
          </table:table-cell>
          <table:table-cell table:style-name="ce25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File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Processes</text:p>
          </table:table-cell>
          <table:covered-table-cell table:style-name="ce24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25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5" office:value-type="string" calcext:value-type="string">
            <text:p>List all processes (long)</text:p>
          </table:table-cell>
          <table:table-cell/>
          <table:table-cell table:style-name="ce23" office:value-type="string" calcext:value-type="string" table:number-columns-spanned="2" table:number-rows-spanned="1">
            <text:p>mqtt</text:p>
          </table:table-cell>
          <table:covered-table-cell table:style-name="ce24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5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5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5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16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File View</text:p>
          </table:table-cell>
          <table:covered-table-cell table:style-name="ce24"/>
          <table:table-cell/>
          <table:table-cell table:style-name="ce19" office:value-type="string" calcext:value-type="string">
            <text:p>pgrep bash</text:p>
          </table:table-cell>
          <table:table-cell table:style-name="ce16" office:value-type="string" calcext:value-type="string">
            <text:p>Process id(s) of „bash“</text:p>
          </table:table-cell>
          <table:table-cell table:number-columns-repeated="4"/>
          <table:table-cell table:style-name="ce30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30" office:value-type="string" calcext:value-type="string" table:number-columns-spanned="1" table:number-rows-spanned="2">
            <text:p>Delete most recent commit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25" office:value-type="string" calcext:value-type="string">
            <text:p>SIGTERM process 1234</text:p>
          </table:table-cell>
          <table:table-cell table:number-columns-repeated="4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5" office:value-type="string" calcext:value-type="string">
            <text:p>SIGKILL process 1234</text:p>
          </table:table-cell>
          <table:table-cell table:number-columns-repeated="4"/>
          <table:table-cell table:style-name="ce16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16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16" office:value-type="string" calcext:value-type="string">
            <text:p>Change prio of task 1234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cmake</text:p>
          </table:table-cell>
          <table:covered-table-cell table:style-name="ce24"/>
          <table:table-cell table:style-name="ce12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table:style-name="ce1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1" office:value-type="string" calcext:value-type="string">
            <text:p>Zip / tar</text:p>
          </table:table-cell>
          <table:table-cell table:style-name="ce21"/>
          <table:table-cell table:number-columns-repeated="4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3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Find</text:p>
          </table:table-cell>
          <table:covered-table-cell table:style-name="ce24"/>
          <table:table-cell table:number-columns-repeated="10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16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16" office:value-type="string" calcext:value-type="string">
            <text:p><text:span text:style-name="T4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System</text:p>
          </table:table-cell>
          <table:covered-table-cell table:style-name="ce24"/>
          <table:table-cell/>
          <table:table-cell table:style-name="ce23" office:value-type="string" calcext:value-type="string" table:number-columns-spanned="2" table:number-rows-spanned="1">
            <text:p>Users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Disk Content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Network</text:p>
          </table:table-cell>
          <table:covered-table-cell table:style-name="ce24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5" office:value-type="string" calcext:value-type="string">
            <text:p>df -h</text:p>
          </table:table-cell>
          <table:table-cell table:style-name="ce25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5" office:value-type="string" calcext:value-type="string">
            <text:p>fdisk -l</text:p>
          </table:table-cell>
          <table:table-cell table:style-name="ce25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1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1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Mount</text:p>
          </table:table-cell>
          <table:covered-table-cell table:style-name="ce24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2" table:number-rows-spanned="1">
            <text:p>Packages (apt)</text:p>
          </table:table-cell>
          <table:covered-table-cell table:style-name="ce24"/>
          <table:table-cell table:number-columns-repeated="4"/>
          <table:table-cell table:style-name="ce16" office:value-type="string" calcext:value-type="string">
            <text:p>findmnt</text:p>
          </table:table-cell>
          <table:table-cell table:style-name="ce16" office:value-type="string" calcext:value-type="string">
            <text:p>List mounts</text:p>
          </table:table-cell>
          <table:table-cell/>
          <table:table-cell table:style-name="ce21" office:value-type="string" calcext:value-type="string">
            <text:p>ip link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6" office:value-type="string" calcext:value-type="string">
            <text:p>cat /etc/fstab</text:p>
          </table:table-cell>
          <table:table-cell table:style-name="ce16" office:value-type="string" calcext:value-type="string">
            <text:p>Show mount table</text:p>
          </table:table-cell>
          <table:table-cell/>
          <table:table-cell table:style-name="ce21" office:value-type="string" calcext:value-type="string">
            <text:p>ip -o link show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6" office:value-type="string" calcext:value-type="string">
            <text:p>mount /dev/sda /mnt</text:p>
          </table:table-cell>
          <table:table-cell table:style-name="ce16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6" office:value-type="string" calcext:value-type="string">
            <text:p>umount /mnt</text:p>
          </table:table-cell>
          <table:table-cell table:style-name="ce16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1" office:value-type="string" calcext:value-type="string">
            <text:p>ip route show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1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table:style-name="ce25" office:value-type="string" calcext:value-type="string">
            <text:p>apt install xy</text:p>
          </table:table-cell>
          <table:table-cell table:style-name="ce25" office:value-type="string" calcext:value-type="string">
            <text:p>Install package xy</text:p>
          </table:table-cell>
          <table:table-cell table:number-columns-repeated="4"/>
          <table:table-cell table:style-name="ce21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3" office:value-type="string" calcext:value-type="string" table:number-columns-spanned="2" table:number-rows-spanned="1">
            <text:p>ssh server</text:p>
          </table:table-cell>
          <table:covered-table-cell table:style-name="ce24"/>
          <table:table-cell/>
        </table:table-row>
        <table:table-row table:style-name="ro1">
          <table:table-cell table:style-name="ce25" office:value-type="string" calcext:value-type="string">
            <text:p>apt show xy</text:p>
          </table:table-cell>
          <table:table-cell table:style-name="ce25" office:value-type="string" calcext:value-type="string">
            <text:p>infos about package xy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Realtime</text:p>
          </table:table-cell>
          <table:covered-table-cell table:style-name="ce24"/>
          <table:table-cell/>
          <table:table-cell table:style-name="ce21" table:number-columns-repeated="2"/>
          <table:table-cell/>
        </table:table-row>
        <table:table-row table:style-name="ro1">
          <table:table-cell table:style-name="ce37" office:value-type="string" calcext:value-type="string">
            <text:p>Packages (flatpak)</text:p>
          </table:table-cell>
          <table:table-cell table:style-name="ce21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3" office:value-type="string" calcext:value-type="string" table:number-columns-spanned="2" table:number-rows-spanned="1">
            <text:p>SMB</text:p>
          </table:table-cell>
          <table:covered-table-cell table:style-name="ce24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5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37" office:value-type="string" calcext:value-type="string">
            <text:p>Packages (snap)</text:p>
          </table:table-cell>
          <table:table-cell table:style-name="ce21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2" table:number-rows-spanned="1">
            <text:p>Shutdown</text:p>
          </table:table-cell>
          <table:covered-table-cell table:style-name="ce24"/>
          <table:table-cell/>
          <table:table-cell table:style-name="ce23" office:value-type="string" calcext:value-type="string" table:number-columns-spanned="2" table:number-rows-spanned="1">
            <text:p>Groups</text:p>
          </table:table-cell>
          <table:covered-table-cell table:style-name="ce24"/>
          <table:table-cell table:number-columns-repeated="7"/>
        </table:table-row>
        <table:table-row table:style-name="ro1">
          <table:table-cell table:style-name="ce16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13" office:value-type="string" calcext:value-type="string" table:number-columns-spanned="2" table:number-rows-spanned="1">
            <text:p>Wireless</text:p>
          </table:table-cell>
          <table:covered-table-cell table:style-name="ce24"/>
          <table:table-cell/>
        </table:table-row>
        <table:table-row table:style-name="ro1">
          <table:table-cell table:number-columns-repeated="9"/>
          <table:table-cell table:style-name="ce28" office:value-type="string" calcext:value-type="string">
            <text:p>iwconfig</text:p>
          </table:table-cell>
          <table:table-cell table:style-name="ce28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8" office:value-type="string" calcext:value-type="string">
            <text:p>iwlist wlp2s0 scan</text:p>
          </table:table-cell>
          <table:table-cell table:style-name="ce28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1" office:value-type="string" calcext:value-type="string">
            <text:p>wavemon</text:p>
          </table:table-cell>
          <table:table-cell table:style-name="ce21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HW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PCI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Disk HW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Network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hwinfo</text:p>
          </table:table-cell>
          <table:covered-table-cell table:style-name="ce24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1" office:value-type="string" calcext:value-type="string">
            <text:p>ethtool</text:p>
          </table:table-cell>
          <table:table-cell table:style-name="ce21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lshw</text:p>
          </table:table-cell>
          <table:covered-table-cell table:style-name="ce24"/>
          <table:table-cell/>
          <table:table-cell table:style-name="ce13" office:value-type="string" calcext:value-type="string" table:number-columns-spanned="2" table:number-rows-spanned="1">
            <text:p>USB</text:p>
          </table:table-cell>
          <table:covered-table-cell table:style-name="ce24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4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3" office:value-type="string" calcext:value-type="string" table:number-columns-spanned="2" table:number-rows-spanned="1">
            <text:p>Serial</text:p>
          </table:table-cell>
          <table:covered-table-cell table:style-name="ce24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inxi</text:p>
          </table:table-cell>
          <table:covered-table-cell table:style-name="ce24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surface check? Fsck?</text:p>
          </table:table-cell>
          <table:table-cell/>
          <table:table-cell table:style-name="ce13" office:value-type="string" calcext:value-type="string" table:number-columns-spanned="2" table:number-rows-spanned="1">
            <text:p>Bluetooth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6" office:value-type="string" calcext:value-type="string">
            <text:p>fsck /dev/sda</text:p>
          </table:table-cell>
          <table:table-cell table:style-name="ce16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1" office:value-type="string" calcext:value-type="string">
            <text:p>inxi -Fxz</text:p>
          </table:table-cell>
          <table:table-cell table:style-name="ce21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CPU</text:p>
          </table:table-cell>
          <table:covered-table-cell table:style-name="ce24"/>
          <table:table-cell table:number-columns-repeated="4"/>
          <table:table-cell table:style-name="ce13" office:value-type="string" calcext:value-type="string" table:number-columns-spanned="2" table:number-rows-spanned="1">
            <text:p>nvme</text:p>
          </table:table-cell>
          <table:covered-table-cell table:style-name="ce24"/>
          <table:table-cell/>
          <table:table-cell table:style-name="ce21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BIOS</text:p>
          </table:table-cell>
          <table:covered-table-cell table:style-name="ce24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Memory</text:p>
          </table:table-cell>
          <table:covered-table-cell table:style-name="ce24"/>
          <table:table-cell table:number-columns-repeated="4"/>
          <table:table-cell table:style-name="ce3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 table:number-columns-spanned="2" table:number-rows-spanned="1">
            <text:p>lm-sensors</text:p>
          </table:table-cell>
          <table:covered-table-cell table:style-name="ce24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 table:number-columns-spanned="2" table:number-rows-spanned="1">
            <text:p>Battery</text:p>
          </table:table-cell>
          <table:covered-table-cell table:style-name="ce24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9" office:value-type="string" calcext:value-type="string">
            <text:p>Gnome: palimpsest </text:p>
          </table:table-cell>
        </table:table-row>
        <table:table-row table:style-name="ro1">
          <table:table-cell table:style-name="ce39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Windows Subsystem for Linux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Inside wsl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12:53:18.378640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20T00:47:04.458267100</dc:date>
    <meta:editing-duration>P25DT1H40M5S</meta:editing-duration>
    <meta:editing-cycles>271</meta:editing-cycles>
    <meta:generator>LibreOffice/25.2.0.3$Windows_X86_64 LibreOffice_project/e1cf4a87eb02d755bce1a01209907ea5ddc8f069</meta:generator>
    <meta:document-statistic meta:table-count="5" meta:cell-count="464" meta:object-count="0"/>
  </office:meta>
</office:document-meta>
</file>